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b833" officeooo:paragraph-rsid="001fb833"/>
    </style:style>
    <style:style style:name="P2" style:family="paragraph" style:parent-style-name="Standard">
      <style:text-properties officeooo:rsid="0020aebd" officeooo:paragraph-rsid="0020aebd"/>
    </style:style>
    <style:style style:name="P3" style:family="paragraph" style:parent-style-name="Standard">
      <style:text-properties fo:color="#55308d" officeooo:rsid="0020aebd" officeooo:paragraph-rsid="0020aebd"/>
    </style:style>
    <style:style style:name="P4" style:family="paragraph" style:parent-style-name="Standard">
      <style:text-properties fo:color="#55308d" officeooo:rsid="00227b34" officeooo:paragraph-rsid="00227b34"/>
    </style:style>
    <style:style style:name="P5" style:family="paragraph" style:parent-style-name="Standard">
      <style:text-properties fo:color="#3465a4" officeooo:rsid="0020aebd" officeooo:paragraph-rsid="0020aebd"/>
    </style:style>
    <style:style style:name="P6" style:family="paragraph" style:parent-style-name="Standard">
      <style:text-properties fo:color="#3465a4" officeooo:rsid="00227b34" officeooo:paragraph-rsid="00227b34"/>
    </style:style>
    <style:style style:name="P7" style:family="paragraph" style:parent-style-name="Standard">
      <style:text-properties fo:color="#355269" officeooo:rsid="0020aebd" officeooo:paragraph-rsid="0020aebd"/>
    </style:style>
    <style:style style:name="P8" style:family="paragraph" style:parent-style-name="Standard">
      <style:text-properties fo:color="#000000" officeooo:rsid="00227b34" officeooo:paragraph-rsid="00227b34"/>
    </style:style>
    <style:style style:name="T1" style:family="text">
      <style:text-properties fo:color="#55308d"/>
    </style:style>
    <style:style style:name="T2" style:family="text">
      <style:text-properties fo:color="#3465a4"/>
    </style:style>
    <style:style style:name="T3" style:family="text">
      <style:text-properties fo:color="#000000"/>
    </style:style>
    <style:style style:name="T4" style:family="text">
      <style:text-properties officeooo:rsid="00227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 of cap.02 Haskell book</text:p>
      <text:p text:style-name="P1">Exercises</text:p>
      <text:p text:style-name="P1"><text:span text:style-name="T1">1.</text:span>Read them carefully and decide if the parentheses change the results of the function.Check your work in ghci</text:p>
      <text:p text:style-name="P1"><text:span text:style-name="T2">a) 8 + 7 * 9</text:span> </text:p>
      <text:p text:style-name="P5">b) (8+7)*9</text:p>
      <text:p text:style-name="P2">O resultado muda entre eles pois os parenteses mudam a predencencia,o resultado da a): 71 resultado do b): 135.</text:p>
      <text:p text:style-name="P3">2.”</text:p>
      <text:p text:style-name="P5">a) periment<text:span text:style-name="T4">er</text:span> x y = (x * 2) + (x * 2)</text:p>
      <text:p text:style-name="P7">b) periment<text:span text:style-name="T4">er</text:span> x y = x * 2 + x * 2</text:p>
      <text:p text:style-name="P6"><text:span text:style-name="T3">O resultado nao muda entre eles pois os parenteses nao alteram a predencencia pois a multiplicaçao tem um predence maior que a soma logo os parenteses nao mudam a ordem,o resultado usando x :: 2 e y :: 1</text:span></text:p>
      <text:p text:style-name="P6"><text:span text:style-name="T3">para ambos e 6.</text:span></text:p>
      <text:p text:style-name="P4">3.”</text:p>
      <text:p text:style-name="P6">a) f x = x / 2+9</text:p>
      <text:p text:style-name="P6">b)f x = x / (2+9)</text:p>
      <text:p text:style-name="P8">O resulta muda entre eles pois os parenteses alteram a predecencia pois a divisao tem predence maior que a soma,o resultado usando x :: 3 para a): 10.5 e o resultado usando x :: 3 para b): aproximadamente <text:s/>0.2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21:34:25.547206585</meta:creation-date>
    <dc:date>2019-07-26T22:11:54.323764150</dc:date>
    <meta:editing-duration>PT1M1S</meta:editing-duration>
    <meta:editing-cycles>1</meta:editing-cycles>
    <meta:document-statistic meta:table-count="0" meta:image-count="0" meta:object-count="0" meta:page-count="1" meta:paragraph-count="15" meta:word-count="172" meta:character-count="822" meta:non-whitespace-character-count="663"/>
    <meta:generator>LibreOffice/6.2.5.2$Linux_X86_64 LibreOffice_project/20$Build-2</meta:generator>
  </office:meta>
</office:document-meta>
</file>